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</style:style>
    <style:style style:name="P2" style:family="paragraph" style:parent-style-name="Standard" style:list-style-name="">
      <style:paragraph-properties fo:margin-top="0in" fo:margin-bottom="0.139in" fo:line-height="115%" fo:text-align="center" style:justify-single-word="false"/>
    </style:style>
    <style:style style:name="P3" style:family="paragraph" style:parent-style-name="Standard" style:list-style-name="">
      <style:paragraph-properties fo:margin-top="0in" fo:margin-bottom="0.139in" fo:line-height="115%"/>
      <style:text-properties fo:language="none" fo:country="none"/>
    </style:style>
    <style:style style:name="P4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font-size="36pt" fo:language="none" fo:country="none" style:font-size-asian="36pt" style:font-size-complex="36pt"/>
    </style:style>
    <style:style style:name="P5" style:family="paragraph" style:parent-style-name="Standard" style:list-style-name="">
      <style:paragraph-properties fo:margin-top="0in" fo:margin-bottom="0.139in" fo:line-height="115%"/>
      <style:text-properties fo:font-size="11pt" fo:language="none" fo:country="none" style:font-size-asian="11pt" style:font-size-complex="11pt"/>
    </style:style>
    <style:style style:name="P6" style:family="paragraph" style:parent-style-name="Standard" style:list-style-name="">
      <style:paragraph-properties fo:margin-top="0in" fo:margin-bottom="0.139in" fo:line-height="115%"/>
      <style:text-properties fo:font-size="10.5pt" fo:language="none" fo:country="none" style:font-size-asian="10.5pt" style:font-size-complex="10.5pt"/>
    </style:style>
    <style:style style:name="P7" style:family="paragraph" style:parent-style-name="Standard" style:list-style-name="">
      <style:paragraph-properties fo:margin-top="0in" fo:margin-bottom="0.139in" fo:line-height="115%"/>
      <style:text-properties fo:font-size="10pt" fo:language="none" fo:country="none" style:font-size-asian="10pt" style:font-size-complex="10pt"/>
    </style:style>
    <style:style style:name="P8" style:family="paragraph" style:parent-style-name="Standard" style:list-style-name="">
      <style:paragraph-properties fo:margin-top="0in" fo:margin-bottom="0.139in" fo:line-height="115%" fo:text-align="start" style:justify-single-word="false"/>
      <style:text-properties fo:font-size="10pt" fo:language="none" fo:country="none" style:font-size-asian="10pt" style:font-size-complex="10pt"/>
    </style:style>
    <style:style style:name="P9" style:family="paragraph" style:parent-style-name="Standard" style:list-style-name="">
      <style:paragraph-properties fo:margin-top="0in" fo:margin-bottom="0.139in" fo:line-height="115%" fo:text-align="start" style:justify-single-word="false"/>
      <style:text-properties fo:font-size="10pt" fo:language="none" fo:country="none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">
      <style:paragraph-properties fo:margin-top="0in" fo:margin-bottom="0.139in" fo:line-height="115%" fo:text-align="center" style:justify-single-word="false"/>
      <style:text-properties fo:font-size="16pt" fo:language="none" fo:country="none" style:font-size-asian="16pt" style:font-size-complex="16pt"/>
    </style:style>
    <style:style style:name="P11" style:family="paragraph" style:parent-style-name="Standard" style:list-style-name="" style:master-page-name="Standard">
      <style:paragraph-properties fo:margin-top="0in" fo:margin-bottom="0.139in" fo:line-height="115%" fo:text-align="center" style:justify-single-word="false" style:page-number="auto"/>
    </style:style>
    <style:style style:name="T1" style:family="text">
      <style:text-properties fo:font-size="26pt" fo:language="none" fo:country="none" style:font-size-asian="26pt" style:font-size-complex="26pt"/>
    </style:style>
    <style:style style:name="T2" style:family="text">
      <style:text-properties fo:font-size="26pt" fo:language="none" fo:country="none" fo:font-weight="bold" style:font-size-asian="26pt" style:font-weight-asian="bold" style:font-size-complex="26pt" style:font-weight-complex="bold"/>
    </style:style>
    <style:style style:name="T3" style:family="text">
      <style:text-properties fo:language="none" fo:country="none" fo:font-weight="bold" style:font-weight-asian="bold" style:font-weight-complex="bold"/>
    </style:style>
    <style:style style:name="T4" style:family="text">
      <style:text-properties fo:font-size="16pt" fo:language="none" fo:country="none" style:font-size-asian="16pt" style:font-size-complex="16pt"/>
    </style:style>
    <style:style style:name="T5" style:family="text">
      <style:text-properties fo:font-size="16pt" fo:language="none" fo:country="none" fo:font-weight="bold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0pt" fo:language="none" fo:country="none" style:font-size-asian="10pt" style:font-size-complex="10pt"/>
    </style:style>
    <style:style style:name="T10" style:family="text">
      <style:text-properties fo:font-size="10.5pt" fo:language="none" fo:country="none" style:font-size-asian="10.5pt" style:font-size-complex="10.5pt"/>
    </style:style>
    <style:style style:name="T11" style:family="text">
      <style:text-properties fo:font-size="10.5pt" fo:language="none" fo:country="none" fo:font-weight="bold" style:font-size-asian="10.5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Aminata Gueye Fall</text:span><text:span text:style-name="T2"><text:line-break/></text:span><text:span text:style-name="T9">11 juin 2006-- 16ans<text:line-break/></text:span><text:span text:style-name="T9">Dakar-Rufisque-Arret Cherif-143F<text:line-break/></text:span><text:a xlink:type="simple" xlink:href="mailto:fallaminatagueye05@gmail.com" text:style-name="Internet_20_link" text:visited-style-name="Visited_20_Internet_20_Link">fallaminatagueye05@gmail.com</text:a><text:span text:style-name="T9"><text:line-break/></text:span></text:p>
      <text:p text:style-name="P2"><text:span text:style-name="T5">Formation</text:span></text:p>
      <text:p text:style-name="P1"><text:span text:style-name="T11">2022-2023 : Seconde S</text:span><text:span text:style-name="T10"><text:line-break/>Lycee d'exellence Mariama Ba de Gorée</text:span></text:p>
      <text:p text:style-name="P6"><text:span text:style-name="T6">Novembre 2022-Avril 2023 :</text:span> Formation au Codage et aux TICs organisée par WIA et ATOS</text:p>
      <text:p text:style-name="P6"><text:span text:style-name="T6">2021-2022 :</text:span> BFEM<text:line-break/>Lycee d'exellence Mariama Ba</text:p>
      <text:p text:style-name="P6"><text:span text:style-name="T6">2017-2018 :</text:span> CFEE<text:line-break/>Immaculee Conception de Rufisque</text:p>
      <text:p text:style-name="P10"><text:s/><text:span text:style-name="T6">Compétences</text:span></text:p>
      <text:p text:style-name="P7"><text:span text:style-name="T7">Informatique: Base en python, internet</text:span></text:p>
      <text:p text:style-name="P7"><text:span text:style-name="T7">Linguistiques : Maitrise du français, bases en Arabe et en anglais</text:span></text:p>
      <text:p text:style-name="P7"><text:span text:style-name="T7">Sport : Maitrise le karate, combat à corps rapprochés</text:span></text:p>
      <text:p text:style-name="P7"><text:span text:style-name="T7">Professionnelles : Utilisation de la pipette, grand jeu d'acting, gestion d'une boutique, capacité d'utilisation de tout type d'appareils <text:s/>et grande rapdité d'adaptation</text:span></text:p>
      <text:p text:style-name="P10"><text:span text:style-name="T6">Expériences professionnelles</text:span></text:p>
      <text:p text:style-name="P8"><text:span text:style-name="T6">2022-2023 </text:span><text:span text:style-name="T7">: Gestion de la boutique solaire<text:line-break/>récepton de la marchandise</text:span></text:p>
      <text:p text:style-name="P8"><text:span text:style-name="T6">20222-20023 </text:span><text:span text:style-name="T7">: Membre du staff du ministère des relation externes<text:line-break/>Lycée d'Exellenxe <text:s/>Mariama Ba</text:span></text:p>
      <text:p text:style-name="P8"><text:span text:style-name="T6">2021-2022</text:span><text:span text:style-name="T7"> : Membre du staff du club arabe</text:span></text:p>
      <text:p text:style-name="P8"><text:span text:style-name="T6">2020-2021</text:span><text:span text:style-name="T7"> : Membre du staff du ministère de l'environnement<text:line-break/>Lycée d'Exellence Mariama Ba </text:span></text:p>
      <text:p text:style-name="P10"><text:span text:style-name="T7"><text:s/></text:span><text:s/><text:span text:style-name="T6">Centres d'intérets</text:span></text:p>
      <text:p text:style-name="P8"><text:span text:style-name="T7">Karaté, regarder des animés, lecture, rollers, basket</text:span></text:p>
      <text:p text:style-name="P4"><text:soft-page-break/><text:span text:style-name="T8"/></text:p>
      <text:p text:style-name="P3"/>
      <text:p text:style-name="P3"><text:s text:c="41"/></text:p>
      <text:p text:style-name="P5"><text:s text:c="41"/></text:p>
      <text:p text:style-name="P5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1" meta:word-count="155" meta:character-count="1173"/>
    <dc:date>2023-04-15T09:50:37.88</dc:date>
    <meta:generator>OpenOffice/4.1.10$Win32 OpenOffice.org_project/4110m2$Build-9807</meta:generator>
  </office:meta>
</office:document-meta>
</file>